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2480000026679EED5F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cm" style:rel-column-width="6550*"/>
    </style:style>
    <style:style style:name="Tabelle1.B" style:family="table-column">
      <style:table-column-properties style:column-width="1.7cm" style:rel-column-width="6556*"/>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B6.2" style:family="table-column">
      <style:table-column-properties style:column-width="13.6cm" style:rel-column-width="52429*"/>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431cm" style:rel-column-width="5516*"/>
    </style:style>
    <style:style style:name="Tabelle3.B" style:family="table-column">
      <style:table-column-properties style:column-width="2.695cm" style:rel-column-width="10393*"/>
    </style:style>
    <style:style style:name="Tabelle3.C" style:family="table-column">
      <style:table-column-properties style:column-width="2.884cm" style:rel-column-width="11120*"/>
    </style:style>
    <style:style style:name="Tabelle3.D" style:family="table-column">
      <style:table-column-properties style:column-width="1.561cm" style:rel-column-width="6019*"/>
    </style:style>
    <style:style style:name="Tabelle3.E" style:family="table-column">
      <style:table-column-properties style:column-width="2.385cm" style:rel-column-width="9195*"/>
    </style:style>
    <style:style style:name="Tabelle3.F" style:family="table-column">
      <style:table-column-properties style:column-width="6.041cm" style:rel-column-width="23292*"/>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3.B5.1" style:family="table-column">
      <style:table-column-properties style:column-width="1.584cm" style:rel-column-width="6108*"/>
    </style:style>
    <style:style style:name="Tabelle3.B5.2" style:family="table-column">
      <style:table-column-properties style:column-width="1.111cm" style:rel-column-width="4285*"/>
    </style:style>
    <style:style style:name="Tabelle3.B5.5" style:family="table-column">
      <style:table-column-properties style:column-width="2.385cm" style:rel-column-width="9196*"/>
    </style:style>
    <style:style style:name="Tabelle3.B5.6" style:family="table-column">
      <style:table-column-properties style:column-width="6.041cm" style:rel-column-width="23291*"/>
    </style:style>
    <style:style style:name="Tabelle3.B5.2.2.1" style:family="table-row">
      <style:table-row-properties style:min-row-height="4.897cm"/>
    </style:style>
    <style:style style:name="Tabelle3.B5.3.2.1" style:family="table-row">
      <style:table-row-properties style:min-row-height="0.9cm"/>
    </style:style>
    <style:style style:name="Tabelle3.B5.3.2.3" style:family="table-row">
      <style:table-row-properties style:min-row-height="1.656cm"/>
    </style:style>
    <style:style style:name="Tabelle3.B5.2.4.1" style:family="table-row">
      <style:table-row-properties style:min-row-height="4.676cm"/>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99cm" style:rel-column-width="13107*"/>
    </style:style>
    <style:style style:name="Table2.C" style:family="table-column">
      <style:table-column-properties style:column-width="1.326cm" style:rel-column-width="5114*"/>
    </style:style>
    <style:style style:name="Table2.D" style:family="table-column">
      <style:table-column-properties style:column-width="1.296cm" style:rel-column-width="4999*"/>
    </style:style>
    <style:style style:name="Table2.E" style:family="table-column">
      <style:table-column-properties style:column-width="7.576cm" style:rel-column-width="29208*"/>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674cm" style:rel-column-width="1516*"/>
    </style:style>
    <style:style style:name="Table3.B" style:family="table-column">
      <style:table-column-properties style:column-width="3.016cm" style:rel-column-width="1710*"/>
    </style:style>
    <style:style style:name="Table3.C" style:family="table-column">
      <style:table-column-properties style:column-width="1.296cm" style:rel-column-width="735*"/>
    </style:style>
    <style:style style:name="Table3.D" style:family="table-column">
      <style:table-column-properties style:column-width="2.99cm" style:rel-column-width="1695*"/>
    </style:style>
    <style:style style:name="Table3.E" style:family="table-column">
      <style:table-column-properties style:column-width="7.019cm" style:rel-column-width="3979*"/>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1.563cm" style:rel-column-width="886*"/>
    </style:style>
    <style:style style:name="Table1.B" style:family="table-column">
      <style:table-column-properties style:column-width="1.834cm" style:rel-column-width="1040*"/>
    </style:style>
    <style:style style:name="Table1.C" style:family="table-column">
      <style:table-column-properties style:column-width="3.399cm" style:rel-column-width="1927*"/>
    </style:style>
    <style:style style:name="Table1.D" style:family="table-column">
      <style:table-column-properties style:column-width="1.406cm" style:rel-column-width="797*"/>
    </style:style>
    <style:style style:name="Table1.E" style:family="table-column">
      <style:table-column-properties style:column-width="1.773cm" style:rel-column-width="1005*"/>
    </style:style>
    <style:style style:name="Table1.F" style:family="table-column">
      <style:table-column-properties style:column-width="7.02cm" style:rel-column-width="3980*"/>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5.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Heading_20_2">
      <style:paragraph-properties fo:break-before="page"/>
    </style:style>
    <style:style style:name="P3" style:family="paragraph" style:parent-style-name="Table_20_Contents">
      <style:text-properties fo:background-color="#ffff00"/>
    </style:style>
    <style:style style:name="P4" style:family="paragraph" style:parent-style-name="Table_20_Contents">
      <style:paragraph-properties fo:text-align="center" style:justify-single-word="false"/>
    </style:style>
    <style:style style:name="P5" style:family="paragraph" style:parent-style-name="Standard">
      <style:paragraph-properties fo:line-height="150%" fo:text-align="justify" style:justify-single-word="false"/>
    </style:style>
    <style:style style:name="P6" style:family="paragraph" style:parent-style-name="Table_20_Contents">
      <style:text-properties fo:font-style="italic" style:font-style-asian="italic" style:font-style-complex="italic"/>
    </style:style>
    <style:style style:name="P7" style:family="paragraph" style:parent-style-name="Standard" style:list-style-name="L3"/>
    <style:style style:name="P8" style:family="paragraph" style:parent-style-name="Standard">
      <style:paragraph-properties fo:margin-left="0.035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list-style-name="L4"/>
    <style:style style:name="P10" style:family="paragraph" style:parent-style-name="Standard">
      <style:paragraph-properties fo:margin-left="0.009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1" style:family="paragraph" style:parent-style-name="Heading_20_2">
      <style:paragraph-properties fo:break-before="page"/>
      <style:text-properties fo:language="en" fo:country="US"/>
    </style:style>
    <style:style style:name="P12" style:family="paragraph" style:parent-style-name="Standard">
      <style:paragraph-properties fo:line-height="150%" fo:text-align="justify" style:justify-single-word="false"/>
      <style:text-properties style:font-name="Courier" fo:font-size="10pt" fo:language="en" fo:country="US" style:font-size-asian="10pt" style:font-size-complex="10pt"/>
    </style:style>
    <style:style style:name="P13" style:family="paragraph" style:parent-style-name="Standard">
      <style:paragraph-properties fo:line-height="150%" fo:text-align="justify" style:justify-single-word="false"/>
      <style:text-properties style:font-name="Courier" fo:font-size="10pt" style:font-size-asian="10pt" style:font-size-complex="10pt"/>
    </style:style>
    <style:style style:name="P14" style:family="paragraph" style:parent-style-name="Standard">
      <style:paragraph-properties fo:line-height="150%" fo:text-align="justify" style:justify-single-word="false"/>
      <style:text-properties style:font-name="Courier" fo:font-size="10pt" fo:font-style="normal" style:font-size-asian="10pt" style:font-style-asian="normal" style:font-size-complex="10pt" style:font-style-complex="normal"/>
    </style:style>
    <style:style style:name="P15" style:family="paragraph" style:parent-style-name="Heading_20_2">
      <style:paragraph-properties fo:line-height="150%" fo:break-before="page"/>
      <style:text-properties fo:language="en" fo:country="US"/>
    </style:style>
    <style:style style:name="P16" style:family="paragraph" style:parent-style-name="Text_20_body">
      <style:paragraph-properties fo:line-height="150%"/>
    </style:style>
    <style:style style:name="P17" style:family="paragraph" style:parent-style-name="Standard">
      <style:paragraph-properties fo:margin-left="-0.026cm" fo:margin-right="0cm" fo:line-height="150%" fo:text-align="justify" style:justify-single-word="false" fo:text-indent="0cm" style:auto-text-indent="false">
        <style:tab-stops/>
      </style:paragraph-properties>
      <style:text-properties fo:language="en" fo:country="US"/>
    </style:style>
    <style:style style:name="P18" style:family="paragraph" style:parent-style-name="Standard">
      <style:paragraph-properties fo:margin-left="0cm" fo:margin-right="0cm" fo:line-height="150%" fo:text-align="justify" style:justify-single-word="false" fo:text-indent="0cm" style:auto-text-indent="false">
        <style:tab-stops/>
      </style:paragraph-properties>
      <style:text-properties fo:language="en" fo:country="US"/>
    </style:style>
    <style:style style:name="P19" style:family="paragraph" style:parent-style-name="Standard">
      <style:paragraph-properties fo:line-height="150%" fo:text-align="justify" style:justify-single-word="false"/>
      <style:text-properties fo:language="en" fo:country="US"/>
    </style:style>
    <style:style style:name="P20" style:family="paragraph" style:parent-style-name="Text_20_body">
      <style:paragraph-properties fo:line-height="150%"/>
      <style:text-properties fo:language="en" fo:country="US"/>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 04.07.06<text:tab/>Anna Hunecke</text:p>
      <text:p text:style-name="Standard">v2, 05.07.06<text:tab/>Marc Schröder</text:p>
      <text:p text:style-name="Standard">v3, 07.07.06<text:tab/>Marc Schröder</text:p>
      <text:p text:style-name="Standard">v4, 07.07.06<text:tab/>Sacha Krstulovi<text:span text:style-name="T1">ć</text:span></text:p>
      <text:p text:style-name="Standard">v5, 10.07.06 <text:s text:c="2"/>Marc Schröder: Corrected Target feature file spec following Anna's comments.</text:p>
      <text:p text:style-name="Standard">v6, 18.07.06<text:tab/>Sacha: corrected timeline spec against duplicate index interval.</text:p>
      <text:h text:style-name="Heading_20_2" text:outline-level="2">Overview</text:h>
      <text:p text:style-name="Text_20_body">The database consists of several files, each representing one conceptually independent type of information.</text:p>
      <text:list text:style-name="L1">
        <text:list-item>
          <text:p text:style-name="P1">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CART file: for each named unit type, a CART tree doing the pre-selection of candidate units for a given linguistic and/or acoustic target context. The leafs of the CARTs are index numbers in the list of units.</text:p>
        </text:list-item>
        <text:list-item>
          <text:p text:style-name="P1">Unit file: a list of units, in the order corresponding to the database “time line” (see below). Each unit has a time code marking its start position on the time line, as well as a duration.</text:p>
        </text:list-item>
        <text:list-item>
          <text:p text:style-name="P1">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PCM waveform of the original audio data;</text:p>
            </text:list-item>
            <text:list-item>
              <text:p text:style-name="P1">pitch-synchronous LPC coefficients + residual allowing the reconstruction of the audio signal;</text:p>
            </text:list-item>
            <text:list-item>
              <text:p text:style-name="P1">encoded audio in different forms, e.g. using the Speex codec;</text:p>
            </text:list-item>
            <text:list-item>
              <text:p text:style-name="P1">MFCC coefficients describing the audio signal (but not allowing for reconstruction);</text:p>
            </text:list-item>
            <text:list-item>
              <text:p text:style-name="P1">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
      <text:h text:style-name="P2" text:outline-level="2">CART file</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CART files, this is “1”.</text:p>
          </table:table-cell>
        </table:table-row>
        <table:table-row>
          <table:table-cell table:style-name="Tabelle1.A2" table:number-columns-spanned="2" office:value-type="string">
            <text:p text:style-name="Table_20_Contents">CART data</text:p>
          </table:table-cell>
          <table:covered-table-cell/>
          <table:table-cell table:style-name="Tabelle1.A2" office:value-type="string">
            <text:p text:style-name="Table_20_Contents">numberOfCart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CART</text:p>
          </table:table-cell>
          <table:table-cell table:number-columns-spanned="5">
            <table:table table:is-sub-table="true">
              <table:table-column table:style-name="Tabelle1.B"/>
              <table:table-column table:style-name="Tabelle1.B6.2"/>
              <table:table-row>
                <table:table-cell table:style-name="Tabelle1.A2" office:value-type="string">
                  <text:p text:style-name="Table_20_Contents"/>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am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ame</text:p>
                      </table:table-cell>
                      <table:table-cell table:style-name="Tabelle1.A2" office:value-type="string">
                        <text:p text:style-name="Table_20_Contents">byte[]</text:p>
                      </table:table-cell>
                      <table:table-cell table:style-name="Tabelle1.A2" office:value-type="string">
                        <text:p text:style-name="Table_20_Contents">nameSize</text:p>
                      </table:table-cell>
                      <table:table-cell table:style-name="Tabelle1.F2" office:value-type="string">
                        <text:p text:style-name="Table_20_Contents">a UTF-8 encoded String</text:p>
                      </table:table-cell>
                    </table:table-row>
                    <table:table-row>
                      <table:table-cell table:style-name="Tabelle1.A2" office:value-type="string">
                        <text:p text:style-name="Table_20_Contents">numberOfNode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
                </table:table-cell>
              </table:table-row>
              <table:table-row>
                <table:table-cell table:style-name="Tabelle1.A2" office:value-type="string">
                  <text:p text:style-name="Table_20_Contents">for each node</text:p>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od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ode</text:p>
                      </table:table-cell>
                      <table:table-cell table:style-name="Tabelle1.A2" office:value-type="string">
                        <text:p text:style-name="Table_20_Contents">byte[]</text:p>
                      </table:table-cell>
                      <table:table-cell table:style-name="Tabelle1.A2" office:value-type="string">
                        <text:p text:style-name="Table_20_Contents">nodeSize</text:p>
                      </table:table-cell>
                      <table:table-cell table:style-name="Tabelle1.F2" office:value-type="string">
                        <text:p text:style-name="Table_20_Contents">a UTF-8 encoded String</text:p>
                      </table:table-cell>
                    </table:table-row>
                  </table:table>
                </table:table-cell>
              </table:table-row>
            </table:table>
          </table:table-cell>
          <table:covered-table-cell/>
          <table:covered-table-cell/>
          <table:covered-table-cell/>
          <table:covered-table-cell/>
        </table:table-row>
      </table:table>
      <text:p text:style-name="Text_20_body"/>
      <text:p text:style-name="Text_20_body">The String representing the nodes is in the format inherited from FreeTTS. The only difference is that the list of numbers contained in leaf nodes are not the instance numbers of a unit type, but directly the index numbers of the unit in the unit list.</text:p>
      <text:h text:style-name="Heading_20_2" text:outline-level="2"/>
      <text:h text:style-name="P2"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2"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5.1"/>
              <table:table-column table:style-name="Tabelle3.B5.2"/>
              <table:table-column table:style-name="Tabelle3.C"/>
              <table:table-column table:style-name="Tabelle3.D"/>
              <table:table-column table:style-name="Tabelle3.B5.5"/>
              <table:table-column table:style-name="Tabelle3.B5.6"/>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is useful for discrete features that have just a few different possible values. </text:p>
                </table:table-cell>
              </table:table-row>
              <table:table-row>
                <table:table-cell table:style-name="Tabelle3.A2" office:value-type="string">
                  <text:p text:style-name="Table_20_Contents">for each byte-valued discrete feature</text:p>
                </table:table-cell>
                <table:table-cell>
                  <table:table table:is-sub-table="true">
                    <table:table-column table:style-name="Tabelle3.B5.2"/>
                    <table:table-row table:style-name="Tabelle3.B5.2.2.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style-name="Tabelle3.B5.3.2.1">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style-name="Tabelle3.B5.3.2.3">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byte</text:p>
                      </table:table-cell>
                      <table:table-cell table:style-name="Tabelle3.A2" office:value-type="string">
                        <text:p text:style-name="P3">1</text:p>
                      </table:table-cell>
                      <table:table-cell table:style-name="Tabelle3.F2" office:value-type="string">
                        <text:p text:style-name="P3">number of possible string values for this feature; must be &lt; 128.</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discrete features that have many different possible values.</text:p>
                </table:table-cell>
              </table:table-row>
              <table:table-row>
                <table:table-cell table:style-name="Tabelle3.A2" office:value-type="string">
                  <text:p text:style-name="Table_20_Contents">for each short-valued discrete feature</text:p>
                </table:table-cell>
                <table:table-cell>
                  <table:table table:is-sub-table="true">
                    <table:table-column table:style-name="Tabelle3.B5.2"/>
                    <table:table-row table:style-name="Tabelle3.B5.2.4.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number of possible string values for this feature; must be &lt; 16384.</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table:number-columns-spanned="2" office:value-type="string">
                  <text:p text:style-name="Table_20_Contents">for each continuous feature</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Unit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number of rows in the upcoming array</text:p>
          </table: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P3"/>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P3"/>
                </table:table-cell>
              </table:table-row>
              <table:table-row>
                <table:table-cell table:style-name="Tabelle3.A2" office:value-type="string">
                  <text:p text:style-name="Table_20_Contents">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P3"/>
                </table:table-cell>
              </table:table-row>
            </table:table>
          </table:table-cell>
          <table:covered-table-cell/>
          <table:covered-table-cell/>
          <table:covered-table-cell/>
        </table:table-row>
      </table:table>
      <text:h text:style-name="P2"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
          </table:table-cell>
          <table:covered-table-cell/>
          <table:table-cell table:style-name="Tabelle5.A1" office:value-type="string">
            <text:p text:style-name="Table_20_Contents">numberOfUnit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number of rows in the upcoming array</text:p>
          </table: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lef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2" text:outline-level="2">Time line files</text:h>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Table_20_Heading">Section</text:p>
            </table: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E1" office:value-type="string">
              <text:p text:style-name="Table_20_Heading">Comments</text:p>
            </table:table-cell>
          </table:table-row>
        </table:table-header-rows>
        <table:table-row>
          <table:table-cell table:style-name="Table2.A2" office:value-type="string">
            <text:p text:style-name="Table_20_Contents">Header</text:p>
          </table:table-cell>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4">4</text:p>
          </table:table-cell>
          <table:table-cell table:style-name="Table2.E2"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
          </table:table-cell>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4">4</text:p>
          </table:table-cell>
          <table:table-cell table:style-name="Tab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le2.A2" office:value-type="string">
            <text:p text:style-name="Table_20_Contents"/>
          </table:table-cell>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E2" office:value-type="string">
            <text:p text:style-name="Table_20_Contents">a unique identifier identifying the type of file we are looking at. For Time line files, this is “5”.</text:p>
          </table:table-cell>
        </table:table-row>
        <table:table-row>
          <table:table-cell table:style-name="Table2.A2" office:value-type="string">
            <text:p text:style-name="Table_20_Contents">Processing parameters</text:p>
          </table:table-cell>
          <table:table-cell table:number-columns-spanned="4">
            <table:table table:is-sub-table="true">
              <table:table-column table:style-name="Table2.A"/>
              <table:table-column table:style-name="Table2.C"/>
              <table:table-column table:style-name="Table2.D"/>
              <table:table-column table:style-name="Table2.E"/>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4">2</text:p>
                </table:table-cell>
                <table:table-cell table:style-name="Table2.E2" office:value-type="string">
                  <text:p text:style-name="Table_20_Contents">the size of the upcoming byte field [in bytes]</text:p>
                </table:table-cell>
              </table:table-row>
              <table:table-row>
                <table:table-cell table:style-name="Table2.A2" office:value-type="string">
                  <text:p text:style-name="Table_20_Contents">procHeader</text:p>
                </table:table-cell>
                <table:table-cell table:style-name="Table2.A2" office:value-type="string">
                  <text:p text:style-name="Table_20_Contents">byte[]</text:p>
                </table:table-cell>
                <table:table-cell table:style-name="Table2.A2" office:value-type="string">
                  <text:p text:style-name="P4">procHeaderSize</text:p>
                </table:table-cell>
                <table:table-cell table:style-name="Table2.E2"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2" office:value-type="string">
            <text:p text:style-name="Table_20_Contents">Data header</text:p>
          </table:table-cell>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E2" office:value-type="string">
            <text:p text:style-name="P5">the reference sampling rate to convert samples in seconds</text:p>
          </table:table-cell>
        </table:table-row>
        <table:table-row>
          <table:table-cell table:style-name="Table2.A2" office:value-type="string">
            <text:p text:style-name="Table_20_Contents"/>
          </table:table-cell>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E2" office:value-type="string">
            <text:p text:style-name="P5">the number of datagrams in the file</text:p>
          </table:table-cell>
        </table:table-row>
        <table:table-row>
          <table:table-cell table:style-name="Table2.A2" office:value-type="string">
            <text:p text:style-name="Table_20_Contents"/>
          </table:table-cell>
          <table:table-cell table:style-name="Table2.A2" office:value-type="string">
            <text:p text:style-name="Table_20_Contents">timeSpacingMode</text:p>
          </table:table-cell>
          <table:table-cell table:style-name="Table2.A2" office:value-type="string">
            <text:p text:style-name="Table_20_Contents">byte</text:p>
          </table:table-cell>
          <table:table-cell table:style-name="Table2.A2" office:value-type="string">
            <text:p text:style-name="P4">1</text:p>
          </table:table-cell>
          <table:table-cell table:style-name="Table2.E2" office:value-type="string">
            <text:p text:style-name="Table_20_Contents">One of REGULAR (0) or VARIABLE (1)</text:p>
          </table:table-cell>
        </table:table-row>
        <table:table-row>
          <table:table-cell table:style-name="Table2.A2" office:value-type="string">
            <text:p text:style-name="P6">Data</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
          </table:table-cell>
          <table:table-cell table:style-name="Table2.E2" office:value-type="string">
            <text:p text:style-name="P5">Depends on timeSpacingMode (see below.)</text:p>
          </table:table-cell>
        </table:table-row>
      </table:table>
      <text:p text:style-name="Standard"/>
      <text:p text:style-name="Standard"/>
      <text:p text:style-name="Standard">Two case arise for the data part, depending upon the timeSpacingMode:</text:p>
      <text:p text:style-name="Standard"/>
      <text:list text:style-name="L3">
        <text:list-item>
          <text:p text:style-name="P7">REGULAR:</text:p>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Section</text:p>
            </table:table-cell>
            <table:table-cell table:style-name="Table3.A1" office:value-type="string">
              <text:p text:style-name="Table_20_Heading">Info</text:p>
            </table:table-cell>
            <table:table-cell table:style-name="Table3.A1" office:value-type="string">
              <text:p text:style-name="Table_20_Heading">Type</text:p>
            </table:table-cell>
            <table:table-cell table:style-name="Table3.A1" office:value-type="string">
              <text:p text:style-name="Table_20_Heading">Bytes</text:p>
            </table:table-cell>
            <table:table-cell table:style-name="Table3.E1" office:value-type="string">
              <text:p text:style-name="Table_20_Heading">Comments</text:p>
            </table:table-cell>
          </table:table-row>
        </table:table-header-rows>
        <table:table-row>
          <table:table-cell table:style-name="Table3.A2" office:value-type="string">
            <text:p text:style-name="Table_20_Contents"/>
          </table:table-cell>
          <table:table-cell table:style-name="Table3.A2" office:value-type="string">
            <text:p text:style-name="Table_20_Contents">datagramSize</text:p>
          </table:table-cell>
          <table:table-cell table:style-name="Table3.A2" office:value-type="string">
            <text:p text:style-name="Table_20_Contents">int</text:p>
          </table:table-cell>
          <table:table-cell table:style-name="Table3.A2" office:value-type="string">
            <text:p text:style-name="P4">4</text:p>
          </table:table-cell>
          <table:table-cell table:style-name="Table3.E2" office:value-type="string">
            <text:p text:style-name="P8">the size of a datagram [in bytes]</text:p>
          </table:table-cell>
        </table:table-row>
        <table:table-row>
          <table:table-cell table:style-name="Table3.A2" office:value-type="string">
            <text:p text:style-name="Table_20_Contents"/>
          </table:table-cell>
          <table:table-cell table:style-name="Table3.A2" office:value-type="string">
            <text:p text:style-name="Table_20_Contents">duration</text:p>
          </table:table-cell>
          <table:table-cell table:style-name="Table3.A2" office:value-type="string">
            <text:p text:style-name="Table_20_Contents">long</text:p>
          </table:table-cell>
          <table:table-cell table:style-name="Table3.A2" office:value-type="string">
            <text:p text:style-name="P4">8</text:p>
          </table:table-cell>
          <table:table-cell table:style-name="Table3.E2" office:value-type="string">
            <text:p text:style-name="P8">the (fixed) time rate of the datagrams [in samples]</text:p>
          </table:table-cell>
        </table:table-row>
        <table:table-row>
          <table:table-cell table:style-name="Table3.A2" office:value-type="string">
            <text:p text:style-name="Table_20_Contents">Data</text:p>
          </table:table-cell>
          <table:table-cell table:style-name="Table3.A2" office:value-type="string">
            <text:p text:style-name="Table_20_Contents">datagrams</text:p>
          </table:table-cell>
          <table:table-cell table:style-name="Table3.A2" office:value-type="string">
            <text:p text:style-name="Table_20_Contents">byte[]</text:p>
          </table:table-cell>
          <table:table-cell table:style-name="Table3.A2" office:value-type="string">
            <text:p text:style-name="P4">numDatagrams*datagramSize</text:p>
          </table:table-cell>
          <table:table-cell table:style-name="Table3.E2" office:value-type="string">
            <text:p text:style-name="P8">a series of fixed-size datagrams</text:p>
          </table:table-cell>
        </table:table-row>
      </table:table>
      <text:p text:style-name="Standard"/>
      <text:list text:style-name="L4">
        <text:list-item>
          <text:p text:style-name="P9">VARIABLE:</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table:number-columns-spanned="2" office:value-type="string">
              <text:p text:style-name="Table_20_Heading">Section</text:p>
            </table:table-cell>
            <table:covered-table-cell/>
            <table:table-cell table:style-name="Table1.A1" office:value-type="string">
              <text:p text:style-name="Table_20_Heading">Info</text:p>
            </table:table-cell>
            <table:table-cell table:style-name="Table1.A1" office:value-type="string">
              <text:p text:style-name="Table_20_Heading">Type</text:p>
            </table:table-cell>
            <table:table-cell table:style-name="Table1.A1" office:value-type="string">
              <text:p text:style-name="Table_20_Heading">Bytes</text:p>
            </table:table-cell>
            <table:table-cell table:style-name="Table1.F1" office:value-type="string">
              <text:p text:style-name="Table_20_Heading">Comments</text:p>
            </table:table-cell>
          </table:table-row>
        </table:table-header-rows>
        <table:table-row>
          <table:table-cell table:style-name="Table1.A2" office:value-type="string">
            <text:p text:style-name="Table_20_Contents">Index</text:p>
            <text:p text:style-name="Table_20_Contents"/>
          </table:table-cell>
          <table:table-cell table:number-columns-spanned="5">
            <table:table table:is-sub-table="true">
              <table:table-column table:style-name="Table1.B"/>
              <table:table-column table:style-name="Table1.C"/>
              <table:table-column table:style-name="Table1.D"/>
              <table:table-column table:style-name="Table1.E"/>
              <table:table-column table:style-name="Table1.F"/>
              <table:table-row>
                <table:table-cell table:style-name="Table1.A2" office:value-type="string">
                  <text:p text:style-name="Table_20_Contents"/>
                </table:table-cell>
                <table:table-cell table:style-name="Table1.A1" office:value-type="string">
                  <text:p text:style-name="Table_20_Contents">numIdx</text:p>
                </table:table-cell>
                <table:table-cell table:style-name="Table1.A1" office:value-type="string">
                  <text:p text:style-name="Table_20_Contents">long</text:p>
                </table:table-cell>
                <table:table-cell table:style-name="Table1.A1" office:value-type="string">
                  <text:p text:style-name="P4">8</text:p>
                </table:table-cell>
                <table:table-cell table:style-name="Table1.F1" office:value-type="string">
                  <text:p text:style-name="P8">the number of index fields</text:p>
                </table:table-cell>
              </table:table-row>
              <table:table-row>
                <table:table-cell table:style-name="Table1.A2" office:value-type="string">
                  <text:p text:style-name="Table_20_Contents"/>
                </table:table-cell>
                <table:table-cell table:style-name="Table1.A2" office:value-type="string">
                  <text:p text:style-name="Table_20_Contents">idxInterval</text:p>
                </table:table-cell>
                <table:table-cell table:style-name="Table1.A2" office:value-type="string">
                  <text:p text:style-name="Table_20_Contents">int</text:p>
                </table:table-cell>
                <table:table-cell table:style-name="Table1.A2" office:value-type="string">
                  <text:p text:style-name="P4">4</text:p>
                </table:table-cell>
                <table:table-cell table:style-name="Table1.B2.5.2" office:value-type="string">
                  <text:p text:style-name="P8">the interval between two index values [in samples]</text:p>
                </table:table-cell>
              </table:table-row>
              <table:table-row>
                <table:table-cell table:style-name="Table1.A2" office:value-type="string">
                  <text:p text:style-name="Table_20_Contents">For each index field</text:p>
                </table: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begin</text:p>
                      </table:table-cell>
                      <table:table-cell table:style-name="Table1.A2" office:value-type="string">
                        <text:p text:style-name="Table_20_Contents">long</text:p>
                      </table:table-cell>
                      <table:table-cell table:style-name="Table1.A2" office:value-type="string">
                        <text:p text:style-name="P4">8</text:p>
                      </table:table-cell>
                      <table:table-cell table:style-name="Table1.B2.5.2" office:value-type="string">
                        <text:p text:style-name="P8">the position [in bytes, from beginning of file] of the datagram nearest to the current index</text:p>
                      </table:table-cell>
                    </table:table-row>
                    <table:table-row>
                      <table:table-cell table:style-name="Table1.A2" office:value-type="string">
                        <text:p text:style-name="Table_20_Contents">offset</text:p>
                      </table:table-cell>
                      <table:table-cell table:style-name="Table1.A2" office:value-type="string">
                        <text:p text:style-name="Table_20_Contents">long</text:p>
                      </table:table-cell>
                      <table:table-cell table:style-name="Table1.A2" office:value-type="string">
                        <text:p text:style-name="P4">8</text:p>
                      </table:table-cell>
                      <table:table-cell table:style-name="Table1.B2.5.2" office:value-type="string">
                        <text:p text:style-name="P10">the time difference [in samples] between the current index position and the nearest datagram position</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le1.A2" office:value-type="string">
            <text:p text:style-name="Table_20_Contents">Data</text:p>
          </table:table-cell>
          <table:table-cell table:style-name="Table1.A1" office:value-type="string">
            <text:p text:style-name="Table_20_Contents">For each datagram</text:p>
          </table: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datagramSize</text:p>
                </table:table-cell>
                <table:table-cell table:style-name="Table1.A2" office:value-type="string">
                  <text:p text:style-name="Table_20_Contents">int</text:p>
                </table:table-cell>
                <table:table-cell table:style-name="Table1.A2" office:value-type="string">
                  <text:p text:style-name="P4">4</text:p>
                </table:table-cell>
                <table:table-cell table:style-name="Table1.B2.5.2" office:value-type="string">
                  <text:p text:style-name="P8">the datagram size [in bytes]</text:p>
                </table:table-cell>
              </table:table-row>
              <table:table-row>
                <table:table-cell table:style-name="Table1.A2" office:value-type="string">
                  <text:p text:style-name="Table_20_Contents">duration</text:p>
                </table:table-cell>
                <table:table-cell table:style-name="Table1.A2" office:value-type="string">
                  <text:p text:style-name="Table_20_Contents">long</text:p>
                </table:table-cell>
                <table:table-cell table:style-name="Table1.A2" office:value-type="string">
                  <text:p text:style-name="P4">8</text:p>
                </table:table-cell>
                <table:table-cell table:style-name="Table1.B2.5.2" office:value-type="string">
                  <text:p text:style-name="P8">the datagram shift [in samples]</text:p>
                </table:table-cell>
              </table:table-row>
              <table:table-row>
                <table:table-cell table:style-name="Table1.A2" office:value-type="string">
                  <text:p text:style-name="Table_20_Contents">datagram</text:p>
                </table:table-cell>
                <table:table-cell table:style-name="Table1.A2" office:value-type="string">
                  <text:p text:style-name="Table_20_Contents">byte[]</text:p>
                </table:table-cell>
                <table:table-cell table:style-name="Table1.A2" office:value-type="string">
                  <text:p text:style-name="P4">datagramSize</text:p>
                </table:table-cell>
                <table:table-cell table:style-name="Table1.B2.5.2" office:value-type="string">
                  <text:p text:style-name="P8">one datagram (of variable-size) </text:p>
                </table:table-cell>
              </table:table-row>
            </table:table>
          </table:table-cell>
          <table:covered-table-cell/>
          <table:covered-table-cell/>
          <table:covered-table-cell/>
        </table:table-row>
      </table:table>
      <text:p text:style-name="Standard"/>
      <text:p text:style-name="P5"><text:span text:style-name="T2">Remark: </text:span>the duration parameter refers to the “window shift“ of the datagrams, not to a possible “window length“ related to some particular feature extraction method.</text:p>
      <text:p text:style-name="Standard"/>
      <text:p text:style-name="Standard"/>
      <text:p text:style-name="P5">Fig.1: illustration of the format in the two different time-spacing modes</text:p>
      <text:p text:style-name="P5"/>
      <text:p text:style-name="P5"><draw:frame draw:style-name="fr1" draw:name="graphics1" text:anchor-type="paragraph" svg:width="12.203cm" svg:height="13.018cm" draw:z-index="0"><draw:image xlink:href="Pictures/20000001000002480000026679EED5F4.svm" xlink:type="simple" xlink:show="embed" xlink:actuate="onLoad"/></draw:frame></text:p>
      <text:h text:style-name="P11" text:outline-level="2">Note: sketch of the access method for the Time line files</text:h>
      <text:p text:style-name="P5"/>
      <text:p text:style-name="P12">datagramVec[] give_me( long timeLocation, long timeSpan, int reqSampleRate ) {</text:p>
      <text:p text:style-name="P13"/>
      <text:p text:style-name="P13"><text:tab/>/* Open the file, check the version, skip the txt header,</text:p>
      <text:p text:style-name="P12"><text:tab/>read the sampleRate, numDatagrams and the time-spacing mode */</text:p>
      <text:p text:style-name="P13"/>
      <text:p text:style-name="P13"><text:tab/>rateRatio = <text:s/>reqSampleRate / sampleRate;</text:p>
      <text:p text:style-name="P13"><text:tab/>if ( mode == REGULAR ) {</text:p>
      <text:p text:style-name="P13"><text:tab/><text:tab/>file.read( datagramSize, sizeof(int) );</text:p>
      <text:p text:style-name="P13"><text:tab/><text:tab/>file.read( duration, sizeof(long) );</text:p>
      <text:p text:style-name="P13"><text:tab/><text:tab/><text:span text:style-name="T3">// Read the whole vector in one go:</text:span></text:p>
      <text:p text:style-name="P13"><text:tab/><text:tab/>nDatagrams = floor( timeSpan * rateRatio / duration );</text:p>
      <text:p text:style-name="P13"><text:tab/><text:tab/>if ( nDatagrams &gt; numDatagrams ) { nDatagrams = numDatagrams; }</text:p>
      <text:p text:style-name="P13"><text:tab/><text:tab/>beginByte = floor( timeLocation * rateRatio ) * datagramSize;</text:p>
      <text:p text:style-name="P13"><text:tab/><text:tab/>file.skip( beginByte );</text:p>
      <text:p text:style-name="P13"><text:tab/><text:tab/>file.read( datagramVec, nDatagrams*size );</text:p>
      <text:p text:style-name="P13"><text:tab/>}</text:p>
      <text:p text:style-name="P12"><text:tab/>else if ( mode == VARIABLE ) {</text:p>
      <text:p text:style-name="P13"><text:tab/><text:tab/>file.read( numIdx, sizeof(long) );</text:p>
      <text:p text:style-name="P13"><text:tab/><text:tab/>file.read( idxInterval, sizeof(int) );</text:p>
      <text:p text:style-name="P12"><text:tab/><text:tab/><text:span text:style-name="T2">// Locate the relevant index:</text:span></text:p>
      <text:p text:style-name="P13"><text:tab/><text:tab/>indexNow = <text:s/>floor( timeLocation * rateRatio ) / idxInterval;</text:p>
      <text:p text:style-name="P12"><text:tab/><text:tab/><text:tab/><text:tab/><text:tab/><text:tab/><text:tab/><text:span text:style-name="T2">//NB: this is an integer division.</text:span></text:p>
      <text:p text:style-name="P13"><text:tab/><text:tab/>indexByte = indexNow * 16;</text:p>
      <text:p text:style-name="P13"><text:tab/><text:tab/>file.skip( indexByte );</text:p>
      <text:p text:style-name="P13"><text:tab/><text:tab/>file.read( begin, sizeof(long) );</text:p>
      <text:p text:style-name="P13"><text:tab/><text:tab/>file.read( offset, sizeof(long) );</text:p>
      <text:p text:style-name="P13"><text:tab/><text:tab/><text:span text:style-name="T2">// Use the index to find the closest datagram:</text:span></text:p>
      <text:p text:style-name="P13"><text:tab/><text:tab/>file.seek( begin );</text:p>
      <text:p text:style-name="P13"><text:tab/><text:tab/><text:span text:style-name="T2">// Then start hopping/skipping to reach the requested timeLocation:</text:span></text:p>
      <text:p text:style-name="P14"><text:tab/><text:tab/>timeNow = offset;</text:p>
      <text:p text:style-name="P13"><text:tab/><text:tab/>file.read( datagramSize, sizeof(int) );</text:p>
      <text:p text:style-name="P13"><text:tab/><text:tab/>file.read( duration, sizeof(long) );</text:p>
      <text:p text:style-name="P13"><text:tab/><text:tab/>scaledTimeLocation = <text:s/>floor( timeLocation * rateRatio );</text:p>
      <text:p text:style-name="P13"><text:tab/><text:tab/>while ( ( timeNow &lt; scaledTimeLocation ) &amp;&amp; (!file.eof()) ) {</text:p>
      <text:p text:style-name="P13"><text:tab/><text:tab/><text:tab/>timeNow += duration;</text:p>
      <text:p text:style-name="P13"><text:tab/><text:tab/><text:tab/>file.skip( datagramSize );</text:p>
      <text:p text:style-name="P13"><text:tab/><text:tab/><text:tab/>file.read( datagramSize, sizeof(int) );</text:p>
      <text:p text:style-name="P13"><text:tab/><text:tab/><text:tab/>file.read( duration, sizeof(long) );</text:p>
      <text:p text:style-name="P13"><text:tab/><text:tab/>}</text:p>
      <text:p text:style-name="P13"><text:tab/><text:tab/><text:span text:style-name="T2">// Read the first relevant datagram:</text:span></text:p>
      <text:p text:style-name="P13"><text:tab/><text:tab/>file.read( data, datagramSize );</text:p>
      <text:p text:style-name="P13"><text:tab/><text:tab/>datagramVec.append( data );</text:p>
      <text:p text:style-name="P13"><text:tab/><text:tab/><text:span text:style-name="T2">// Continue hopping/reading to cover the requested timeSpan:</text:span></text:p>
      <text:p text:style-name="P13"><text:tab/><text:tab/>file.read( datagramSize, sizeof(int) );</text:p>
      <text:p text:style-name="P13"><text:tab/><text:tab/>file.read( duration, sizeof(long) );</text:p>
      <text:p text:style-name="P13"><text:tab/><text:tab/>scaledTimeEnd = floor( (timeLocation + timeSpan) * rateRatio );</text:p>
      <text:p text:style-name="P13"><text:tab/><text:tab/>while ( ( timeNow &lt; scaledTimeEnd ) &amp;&amp; (!file.eof()) ) {</text:p>
      <text:p text:style-name="P13"><text:tab/><text:tab/><text:tab/>timeNow += duration;</text:p>
      <text:p text:style-name="P13"><text:tab/><text:tab/><text:tab/>file.read( data, datagramSize );</text:p>
      <text:p text:style-name="P13"><text:tab/><text:tab/><text:tab/>datagramVec.append( data );</text:p>
      <text:p text:style-name="P13"><text:tab/><text:tab/><text:tab/>file.read( datagramSize, sizeof(int) );</text:p>
      <text:p text:style-name="P13"><text:tab/><text:tab/><text:tab/>file.read( duration, sizeof(long) );</text:p>
      <text:p text:style-name="P13"><text:tab/><text:tab/>}</text:p>
      <text:p text:style-name="P13"><text:tab/>}</text:p>
      <text:p text:style-name="P13"><text:tab/>else {</text:p>
      <text:p text:style-name="P12"><text:tab/><text:tab/>/* Exception: unknown timeSpacing mode */</text:p>
      <text:p text:style-name="P13"><text:tab/>}</text:p>
      <text:p text:style-name="P13">}</text:p>
      <text:p text:style-name="P5"/>
      <text:h text:style-name="P15" text:outline-level="2">Definitions</text:h>
      <text:p text:style-name="P16"/>
      <text:p text:style-name="P17"><text:span text:style-name="T4">Time measurement</text:span>: every time will be measured with a couple of (long sampleIndex, int sampleRate).</text:p>
      <text:p text:style-name="P5"/>
      <text:p text:style-name="P18"><text:span text:style-name="T4">Time-spacing mode</text:span>: can be “REGULAR” for regularly spaced signal samples or vectors of coefficients resulting from fixed rate processing, or “VARIABLE” for vectors of variably-spaced coefficients (e.g., resulting from pitch-synchronous processing).</text:p>
      <text:p text:style-name="P5"/>
      <text:p text:style-name="P19"><text:span text:style-name="T4">Datagram</text:span>: a piece of timeline-related information, regardless of its time-spacing mode.</text:p>
      <text:p text:style-name="P16"/>
      <text:p text:style-name="P20"><text:span text:style-name="T4">Break units</text:span>: a non-phonetic/virtual type of unit, aimed at marking the position of the utterance boundaries (corresponding to the boundaries of the original wav files). Can be of two types, /BEGIN/ and /END/ (i.e., do include the begin unit at the beginning of a file, and the end unit at the end, even if there will be redundant /BEGIN//END/ couples among the units).</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Marc Schröder</meta:initial-creator>
    <meta:creation-date>2006-07-06T16:58:12</meta:creation-date>
    <dc:date>2006-07-18T14:37:31</dc:date>
    <dc:language>de-DE</dc:language>
    <meta:editing-cycles>45</meta:editing-cycles>
    <meta:editing-duration>PT23H21M16S</meta:editing-duration>
    <meta:user-defined meta:name="Info 1"/>
    <meta:user-defined meta:name="Info 2"/>
    <meta:user-defined meta:name="Info 3"/>
    <meta:user-defined meta:name="Info 4"/>
    <meta:document-statistic meta:table-count="7" meta:image-count="1" meta:object-count="0" meta:page-count="12" meta:paragraph-count="427" meta:word-count="2079" meta:character-count="13245"/>
  </office:meta>
</office:document-meta>
</file>